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6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7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281" table:style-name="ce30">
            <text:p>8,281</text:p>
          </table:table-cell>
          <table:table-cell office:value-type="float" office:value="7480.36" table:style-name="ce33">
            <text:p>7,480</text:p>
          </table:table-cell>
          <table:table-cell office:value-type="float" office:value="11888" table:style-name="ce43">
            <text:p>11,888</text:p>
          </table:table-cell>
          <table:table-cell office:value-type="float" office:value="11245.42" table:style-name="ce46">
            <text:p>11,245</text:p>
          </table:table-cell>
          <table:table-cell office:value-type="float" office:value="6589" table:style-name="ce93">
            <text:p>6,589</text:p>
          </table:table-cell>
          <table:table-cell office:value-type="float" office:value="6355.46" table:style-name="ce96">
            <text:p>6,355</text:p>
          </table:table-cell>
          <table:table-cell office:value-type="float" office:value="2005" table:style-name="ce100">
            <text:p>2,005</text:p>
          </table:table-cell>
          <table:table-cell office:value-type="float" office:value="1956.78" table:style-name="ce103">
            <text:p>1,957</text:p>
          </table:table-cell>
          <table:table-cell office:value-type="float" office:value="216" table:style-name="ce111">
            <text:p>216</text:p>
          </table:table-cell>
          <table:table-cell office:value-type="float" office:value="214.31" table:style-name="ce114">
            <text:p>214</text:p>
          </table:table-cell>
          <table:table-cell office:value-type="float" office:value="0" table:style-name="ce54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28979" table:content-validation-name="val3" table:style-name="ce73">
            <text:p>28,979</text:p>
          </table:table-cell>
          <table:table-cell office:value-type="float" office:value="27252.34" table:content-validation-name="val3" table:style-name="ce75">
            <text:p>27,252</text:p>
          </table:table-cell>
          <table:table-cell office:value-type="float" office:value="2404" table:style-name="ce74">
            <text:p>2,404</text:p>
          </table:table-cell>
          <table:table-cell office:value-type="float" office:value="2365.4699999999998" table:style-name="ce79">
            <text:p>2,365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2404" table:style-name="ce156">
            <text:p>2,404</text:p>
          </table:table-cell>
          <table:table-cell office:value-type="float" office:value="2365.4699999999998" table:style-name="ce157">
            <text:p>2,365</text:p>
          </table:table-cell>
          <table:table-cell office:value-type="float" office:value="31383" table:content-validation-name="val3" table:style-name="ce158">
            <text:p>31,383</text:p>
          </table:table-cell>
          <table:table-cell office:value-type="float" office:value="29617.81" table:content-validation-name="val3" table:style-name="ce159">
            <text:p>29,618</text:p>
          </table:table-cell>
          <table:table-cell office:value-type="currency" office:value="66802000" table:content-validation-name="val2" table:style-name="ce9">
            <text:p>£66,802,000.00</text:p>
          </table:table-cell>
          <table:table-cell office:value-type="currency" office:value="10421000" table:content-validation-name="val2" table:style-name="ce9">
            <text:p>£10,421,000.00</text:p>
          </table:table-cell>
          <table:table-cell office:value-type="currency" office:value="78000" table:content-validation-name="val2" table:style-name="ce9">
            <text:p>£78,000.00</text:p>
          </table:table-cell>
          <table:table-cell office:value-type="currency" office:value="870000" table:content-validation-name="val2" table:style-name="ce9">
            <text:p>£870,000.00</text:p>
          </table:table-cell>
          <table:table-cell office:value-type="currency" office:value="14529000" table:content-validation-name="val2" table:style-name="ce9">
            <text:p>£14,529,000.00</text:p>
          </table:table-cell>
          <table:table-cell office:value-type="currency" office:value="6373000" table:content-validation-name="val2" table:style-name="ce9">
            <text:p>£6,373,000.00</text:p>
          </table:table-cell>
          <table:table-cell office:value-type="currency" office:value="99073000" table:style-name="ce10">
            <text:p>£99,073,000.00</text:p>
          </table:table-cell>
          <table:table-cell office:value-type="currency" office:value="5597000" table:content-validation-name="val2" table:style-name="ce11">
            <text:p>£5,597,000.00</text:p>
          </table:table-cell>
          <table:table-cell office:value-type="currency" office:value="100000" table:content-validation-name="val2" table:style-name="ce11">
            <text:p>£100,000.00</text:p>
          </table:table-cell>
          <table:table-cell office:value-type="currency" office:value="5697000" table:style-name="ce10">
            <text:p>£5,697,000.00</text:p>
          </table:table-cell>
          <table:table-cell office:value-type="currency" office:value="104770000" table:style-name="ce12">
            <text:p>£104,77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0" table:style-name="ce29">
            <text:p>300</text:p>
          </table:table-cell>
          <table:table-cell office:value-type="float" office:value="272.38" table:style-name="ce32">
            <text:p>272</text:p>
          </table:table-cell>
          <table:table-cell office:value-type="float" office:value="207" table:style-name="ce42">
            <text:p>207</text:p>
          </table:table-cell>
          <table:table-cell office:value-type="float" office:value="195.72" table:style-name="ce44">
            <text:p>196</text:p>
          </table:table-cell>
          <table:table-cell office:value-type="float" office:value="250" table:style-name="ce92">
            <text:p>250</text:p>
          </table:table-cell>
          <table:table-cell office:value-type="float" office:value="239.66" table:style-name="ce95">
            <text:p>240</text:p>
          </table:table-cell>
          <table:table-cell office:value-type="float" office:value="37" table:style-name="ce99">
            <text:p>37</text:p>
          </table:table-cell>
          <table:table-cell office:value-type="float" office:value="35.65" table:style-name="ce101">
            <text:p>36</text:p>
          </table:table-cell>
          <table:table-cell office:value-type="float" office:value="5" table:style-name="ce110">
            <text:p>5</text:p>
          </table:table-cell>
          <table:table-cell office:value-type="float" office:value="5" table:style-name="ce113">
            <text:p>5</text:p>
          </table:table-cell>
          <table:table-cell office:value-type="float" office:value="4" table:style-name="ce53">
            <text:p>4</text:p>
          </table:table-cell>
          <table:table-cell office:value-type="float" office:value="4" table:style-name="ce56">
            <text:p>4</text:p>
          </table:table-cell>
          <table:table-cell office:value-type="float" office:value="803" table:content-validation-name="val3" table:style-name="ce67">
            <text:p>803</text:p>
          </table:table-cell>
          <table:table-cell office:value-type="float" office:value="752.41" table:content-validation-name="val3" table:style-name="ce76">
            <text:p>752</text:p>
          </table:table-cell>
          <table:table-cell office:value-type="float" office:value="2" table:style-name="ce77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14" table:style-name="ce148">
            <text:p>14</text:p>
          </table:table-cell>
          <table:table-cell office:value-type="float" office:value="14" table:style-name="ce147">
            <text:p>14</text:p>
          </table:table-cell>
          <table:table-cell office:value-type="float" office:value="16" table:style-name="ce67">
            <text:p>16</text:p>
          </table:table-cell>
          <table:table-cell office:value-type="float" office:value="16" table:style-name="ce161">
            <text:p>16</text:p>
          </table:table-cell>
          <table:table-cell office:value-type="float" office:value="819" table:content-validation-name="val3" table:style-name="ce164">
            <text:p>819</text:p>
          </table:table-cell>
          <table:table-cell office:value-type="float" office:value="768.41" table:content-validation-name="val3" table:style-name="ce160">
            <text:p>768</text:p>
          </table:table-cell>
          <table:table-cell office:value-type="currency" office:value="1553996.13" table:content-validation-name="val1" table:style-name="ce9">
            <text:p>£1,553,996.13</text:p>
          </table:table-cell>
          <table:table-cell office:value-type="currency" office:value="8844.52" table:content-validation-name="val1" table:style-name="ce9">
            <text:p>£8,844.5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1942.18" table:content-validation-name="val1" table:style-name="ce9">
            <text:p>£91,942.18</text:p>
          </table:table-cell>
          <table:table-cell office:value-type="currency" office:value="291336.78000000003" table:content-validation-name="val1" table:style-name="ce9">
            <text:p>£291,336.78</text:p>
          </table:table-cell>
          <table:table-cell office:value-type="currency" office:value="117862.03" table:content-validation-name="val1" table:style-name="ce9">
            <text:p>£117,862.03</text:p>
          </table:table-cell>
          <table:table-cell office:value-type="currency" office:value="2063981.64" table:style-name="ce10">
            <text:p>£2,063,981.64</text:p>
          </table:table-cell>
          <table:table-cell office:value-type="currency" office:value="1779.64" table:content-validation-name="val2" table:style-name="ce9">
            <text:p>£1,779.64</text:p>
          </table:table-cell>
          <table:table-cell office:value-type="currency" office:value="131570" table:content-validation-name="val2" table:style-name="ce11">
            <text:p>£131,570.00</text:p>
          </table:table-cell>
          <table:table-cell office:value-type="currency" office:value="133349.64000000001" table:style-name="ce10">
            <text:p>£133,349.64</text:p>
          </table:table-cell>
          <table:table-cell office:value-type="currency" office:value="2197331.2799999998" table:style-name="ce12">
            <text:p>£2,197,331.28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44" table:style-name="ce31">
            <text:p>44</text:p>
          </table:table-cell>
          <table:table-cell office:value-type="float" office:value="42.297200000000004" table:style-name="ce34">
            <text:p>42</text:p>
          </table:table-cell>
          <table:table-cell office:value-type="float" office:value="59" table:style-name="ce41">
            <text:p>59</text:p>
          </table:table-cell>
          <table:table-cell office:value-type="float" office:value="58.3108" table:style-name="ce45">
            <text:p>58</text:p>
          </table:table-cell>
          <table:table-cell office:value-type="float" office:value="548" table:style-name="ce94">
            <text:p>548</text:p>
          </table:table-cell>
          <table:table-cell office:value-type="float" office:value="541.84180000000015" table:style-name="ce97">
            <text:p>542</text:p>
          </table:table-cell>
          <table:table-cell office:value-type="float" office:value="46" table:style-name="ce98">
            <text:p>46</text:p>
          </table:table-cell>
          <table:table-cell office:value-type="float" office:value="45.505900000000004" table:style-name="ce102">
            <text:p>46</text:p>
          </table:table-cell>
          <table:table-cell office:value-type="float" office:value="6" table:style-name="ce112">
            <text:p>6</text:p>
          </table:table-cell>
          <table:table-cell office:value-type="float" office:value="6" table:style-name="ce115">
            <text:p>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703" table:content-validation-name="val3" table:style-name="ce67">
            <text:p>703</text:p>
          </table:table-cell>
          <table:table-cell office:value-type="float" office:value="693.95570000000009" table:content-validation-name="val3" table:style-name="ce69">
            <text:p>694</text:p>
          </table:table-cell>
          <table:table-cell office:value-type="float" office:value="31" table:style-name="ce68">
            <text:p>31</text:p>
          </table:table-cell>
          <table:table-cell office:value-type="float" office:value="31" table:style-name="ce122">
            <text:p>31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32" table:style-name="ce67">
            <text:p>32</text:p>
          </table:table-cell>
          <table:table-cell office:value-type="float" office:value="32" table:style-name="ce166">
            <text:p>32</text:p>
          </table:table-cell>
          <table:table-cell office:value-type="float" office:value="735" table:content-validation-name="val3" table:style-name="ce164">
            <text:p>735</text:p>
          </table:table-cell>
          <table:table-cell office:value-type="float" office:value="725.95570000000009" table:content-validation-name="val3" table:style-name="ce162">
            <text:p>726</text:p>
          </table:table-cell>
          <table:table-cell office:value-type="currency" office:value="1927004.9" table:content-validation-name="val2" table:style-name="ce9">
            <text:p>£1,927,004.90</text:p>
          </table:table-cell>
          <table:table-cell office:value-type="currency" office:value="138722.32" table:content-validation-name="val2" table:style-name="ce9">
            <text:p>£138,722.3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872" table:content-validation-name="val2" table:style-name="ce9">
            <text:p>£34,872.00</text:p>
          </table:table-cell>
          <table:table-cell office:value-type="currency" office:value="370710.07" table:content-validation-name="val2" table:style-name="ce9">
            <text:p>£370,710.07</text:p>
          </table:table-cell>
          <table:table-cell office:value-type="currency" office:value="174387.76" table:content-validation-name="val2" table:style-name="ce9">
            <text:p>£174,387.76</text:p>
          </table:table-cell>
          <table:table-cell office:value-type="currency" office:value="2645697.0499999998" table:style-name="ce10">
            <text:p>£2,645,697.05</text:p>
          </table:table-cell>
          <table:table-cell office:value-type="currency" office:value="175543" table:content-validation-name="val2" table:style-name="ce11">
            <text:p>£175,543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175543" table:style-name="ce10">
            <text:p>£175,543.00</text:p>
          </table:table-cell>
          <table:table-cell office:value-type="currency" office:value="2821240.05" table:style-name="ce12">
            <text:p>£2,821,240.0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38" table:style-name="ce87">
            <text:p>38</text:p>
          </table:table-cell>
          <table:table-cell office:value-type="float" office:value="37.5" table:style-name="ce90">
            <text:p>38</text:p>
          </table:table-cell>
          <table:table-cell office:value-type="float" office:value="2" table:style-name="ce106">
            <text:p>2</text:p>
          </table:table-cell>
          <table:table-cell office:value-type="float" office:value="1.8" table:style-name="ce109">
            <text:p>2</text:p>
          </table:table-cell>
          <table:table-cell office:value-type="float" office:value="1" table:style-name="ce117">
            <text:p>1</text:p>
          </table:table-cell>
          <table:table-cell office:value-type="float" office:value="0.6" table:style-name="ce120">
            <text:p>1</text:p>
          </table:table-cell>
          <table:table-cell office:value-type="float" office:value="0" table:style-name="ce59">
            <text:p>0</text:p>
          </table:table-cell>
          <table:table-cell office:value-type="float" office:value="0" table:style-name="ce63">
            <text:p>0</text:p>
          </table:table-cell>
          <table:table-cell office:value-type="float" office:value="61" table:content-validation-name="val3" table:style-name="ce67">
            <text:p>61</text:p>
          </table:table-cell>
          <table:table-cell office:value-type="float" office:value="57" table:content-validation-name="val3" table:style-name="ce65">
            <text:p>57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1" table:content-validation-name="val3" table:style-name="ce164">
            <text:p>61</text:p>
          </table:table-cell>
          <table:table-cell office:value-type="float" office:value="57" table:content-validation-name="val3" table:style-name="ce163">
            <text:p>57</text:p>
          </table:table-cell>
          <table:table-cell office:value-type="currency" office:value="165104" table:content-validation-name="val2" table:style-name="ce9">
            <text:p>£165,104.00</text:p>
          </table:table-cell>
          <table:table-cell office:value-type="currency" office:value="42" table:content-validation-name="val2" table:style-name="ce9">
            <text:p>£42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299" table:content-validation-name="val2" table:style-name="ce9">
            <text:p>£28,299.00</text:p>
          </table:table-cell>
          <table:table-cell office:value-type="currency" office:value="12107" table:content-validation-name="val2" table:style-name="ce9">
            <text:p>£12,107.00</text:p>
          </table:table-cell>
          <table:table-cell office:value-type="currency" office:value="205552" table:style-name="ce10">
            <text:p>£205,552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05552" table:style-name="ce12">
            <text:p>£205,552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30" table:style-name="ce35">
            <text:p>30</text:p>
          </table:table-cell>
          <table:table-cell office:value-type="float" office:value="29.8" table:style-name="ce38">
            <text:p>30</text:p>
          </table:table-cell>
          <table:table-cell office:value-type="float" office:value="61" table:style-name="ce48">
            <text:p>61</text:p>
          </table:table-cell>
          <table:table-cell office:value-type="float" office:value="61" table:style-name="ce50">
            <text:p>61</text:p>
          </table:table-cell>
          <table:table-cell office:value-type="float" office:value="39" table:style-name="ce86">
            <text:p>39</text:p>
          </table:table-cell>
          <table:table-cell office:value-type="float" office:value="38.4" table:style-name="ce89">
            <text:p>38</text:p>
          </table:table-cell>
          <table:table-cell office:value-type="float" office:value="18" table:style-name="ce105">
            <text:p>18</text:p>
          </table:table-cell>
          <table:table-cell office:value-type="float" office:value="17.5" table:style-name="ce107">
            <text:p>18</text:p>
          </table:table-cell>
          <table:table-cell office:value-type="float" office:value="4" table:style-name="ce116">
            <text:p>4</text:p>
          </table:table-cell>
          <table:table-cell office:value-type="float" office:value="4" table:style-name="ce119">
            <text:p>4</text:p>
          </table:table-cell>
          <table:table-cell office:value-type="float" office:value="6" table:style-name="ce60">
            <text:p>6</text:p>
          </table:table-cell>
          <table:table-cell office:value-type="float" office:value="0.55000000000000004" table:style-name="ce62">
            <text:p>1</text:p>
          </table:table-cell>
          <table:table-cell office:value-type="float" office:value="158" table:content-validation-name="val3" table:style-name="ce67">
            <text:p>158</text:p>
          </table:table-cell>
          <table:table-cell office:value-type="float" office:value="151.25" table:content-validation-name="val3" table:style-name="ce66">
            <text:p>151</text:p>
          </table:table-cell>
          <table:table-cell office:value-type="float" office:value="9" table:style-name="ce71">
            <text:p>9</text:p>
          </table:table-cell>
          <table:table-cell office:value-type="float" office:value="9" table:style-name="ce81">
            <text:p>9</text:p>
          </table:table-cell>
          <table:table-cell office:value-type="float" office:value="9" table:style-name="ce83">
            <text:p>9</text:p>
          </table:table-cell>
          <table:table-cell office:value-type="float" office:value="9" table:style-name="ce84">
            <text:p>9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9" table:style-name="ce140">
            <text:p>9</text:p>
          </table:table-cell>
          <table:table-cell office:value-type="float" office:value="6.52" table:style-name="ce139">
            <text:p>7</text:p>
          </table:table-cell>
          <table:table-cell office:value-type="float" office:value="27" table:style-name="ce67">
            <text:p>27</text:p>
          </table:table-cell>
          <table:table-cell office:value-type="float" office:value="24.52" table:style-name="ce168">
            <text:p>25</text:p>
          </table:table-cell>
          <table:table-cell office:value-type="float" office:value="185" table:content-validation-name="val3" table:style-name="ce164">
            <text:p>185</text:p>
          </table:table-cell>
          <table:table-cell office:value-type="float" office:value="175.77" table:content-validation-name="val3" table:style-name="ce165">
            <text:p>176</text:p>
          </table:table-cell>
          <table:table-cell office:value-type="currency" office:value="440518.6" table:content-validation-name="val1" table:style-name="ce9">
            <text:p>£440,518.60</text:p>
          </table:table-cell>
          <table:table-cell office:value-type="currency" office:value="43274.31" table:content-validation-name="val1" table:style-name="ce9">
            <text:p>£43,274.3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699.46" table:content-validation-name="val1" table:style-name="ce9">
            <text:p>£1,699.46</text:p>
          </table:table-cell>
          <table:table-cell office:value-type="currency" office:value="90368.5" table:content-validation-name="val1" table:style-name="ce9">
            <text:p>£90,368.50</text:p>
          </table:table-cell>
          <table:table-cell office:value-type="currency" office:value="41857" table:content-validation-name="val1" table:style-name="ce9">
            <text:p>£41,857.00</text:p>
          </table:table-cell>
          <table:table-cell office:value-type="currency" office:value="617717.87" table:style-name="ce10">
            <text:p>£617,717.87</text:p>
          </table:table-cell>
          <table:table-cell office:value-type="currency" office:value="143672.34" table:content-validation-name="val1" table:style-name="ce11">
            <text:p>£143,672.34</text:p>
          </table:table-cell>
          <table:table-cell office:value-type="currency" office:value="213204.6" table:content-validation-name="val2" table:style-name="ce9">
            <text:p>£213,204.60</text:p>
          </table:table-cell>
          <table:table-cell office:value-type="currency" office:value="356876.94" table:style-name="ce10">
            <text:p>£356,876.94</text:p>
          </table:table-cell>
          <table:table-cell office:value-type="currency" office:value="974594.81" table:style-name="ce12">
            <text:p>£974,594.81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5.54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0" table:style-name="ce88">
            <text:p>50</text:p>
          </table:table-cell>
          <table:table-cell office:value-type="float" office:value="50" table:style-name="ce91">
            <text:p>50</text:p>
          </table:table-cell>
          <table:table-cell office:value-type="float" office:value="2" table:style-name="ce104">
            <text:p>2</text:p>
          </table:table-cell>
          <table:table-cell office:value-type="float" office:value="1.59" table:style-name="ce108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64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68" table:content-validation-name="val3" table:style-name="ce14">
            <text:p>68</text:p>
          </table:table-cell>
          <table:table-cell office:value-type="float" office:value="66.180000000000007" table:content-validation-name="val3" table:style-name="ce14">
            <text:p>66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8" table:content-validation-name="val3" table:style-name="ce15">
            <text:p>68</text:p>
          </table:table-cell>
          <table:table-cell office:value-type="float" office:value="66.180000000000007" table:content-validation-name="val3" table:style-name="ce15">
            <text:p>66</text:p>
          </table:table-cell>
          <table:table-cell office:value-type="currency" office:value="169548.15" table:content-validation-name="val2" table:style-name="ce9">
            <text:p>£169,548.15</text:p>
          </table:table-cell>
          <table:table-cell office:value-type="currency" office:value="7790.08" table:content-validation-name="val2" table:style-name="ce9">
            <text:p>£7,790.0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274.03" table:content-validation-name="val2" table:style-name="ce9">
            <text:p>£31,274.03</text:p>
          </table:table-cell>
          <table:table-cell office:value-type="currency" office:value="14059.01" table:content-validation-name="val2" table:style-name="ce9">
            <text:p>£14,059.01</text:p>
          </table:table-cell>
          <table:table-cell office:value-type="currency" office:value="222671.27" table:style-name="ce10">
            <text:p>£222,671.27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2671.27" table:style-name="ce12">
            <text:p>£222,671.27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2T16:25:57Z</dc:date>
  </office:meta>
</office:document-meta>
</file>